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900000462AD4F9BC68848D92C.png" manifest:media-type="image/png"/>
  <manifest:file-entry manifest:full-path="Pictures/10000000000004D8000006D93DD84D2B4DF111D9.jpg" manifest:media-type="image/jpeg"/>
  <manifest:file-entry manifest:full-path="Pictures/100000000000031900000462EB56FF3E79FF3155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0.996cm" svg:height="29.683cm" svg:x="0cm" svg:y="0.02cm">
          <draw:image xlink:href="Pictures/10000000000004D8000006D93DD84D2B4DF111D9.jpg" xlink:type="simple" xlink:show="embed" xlink:actuate="onLoad">
            <text:p/>
          </draw:image>
        </draw:frame>
        <draw:frame draw:style-name="gr2" draw:text-style-name="P2" draw:layer="layout" svg:width="20.285cm" svg:height="28.702cm" svg:x="0.115cm" svg:y="8.298cm">
          <draw:image xlink:href="Pictures/100000000000031900000462EB56FF3E79FF3155.pdf" xlink:type="simple" xlink:show="embed" xlink:actuate="onLoad">
            <text:p/>
          </draw:image>
          <draw:image xlink:href="Pictures/100000000000031900000462AD4F9BC68848D92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22T19:28:45.294051552</dc:date>
    <meta:editing-duration>PT2M5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